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0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sgaersvgaerga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4:44:55.724000000</meta:creation-date>
    <dc:date>2023-06-26T14:45:05.655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7.5.1.2$Windows_X86_64 LibreOffice_project/fcbaee479e84c6cd81291587d2ee68cba099e129</meta:generator>
  </office:meta>
</office:document-meta>
</file>